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middle" fo:background-color="#FFFF00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fo:background-color="#FFFF00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middle" fo:background-color="#B4C6E7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8.1491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3.979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0.2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épart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3">
            <text:p>tab 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Ébé-ébé</text:p>
          </table:table-cell>
          <table:table-cell office:value-type="string" table:style-name="ce4">
            <text:p>EBE-EBE</text:p>
          </table:table-cell>
          <table:table-cell office:value-type="string" table:style-name="ce4">
            <text:p>Ebé-Ebé</text:p>
          </table:table-cell>
          <table:table-cell office:value-type="string" office:string-value="&quot;Ébé-ébé&quot;," table:formula="of:=&quot;&quot;&quot;&quot;&amp;[.A2]&amp;&quot;&quot;&quot;&quot;&amp;&quot;,&quot;" table:style-name="ce5">
            <text:p>"Ébé-ébé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ébé-ébé</text:p>
          </table:table-cell>
          <table:table-cell office:value-type="string" table:style-name="ce4">
            <text:p>EBE-EBE</text:p>
          </table:table-cell>
          <table:table-cell office:value-type="string" table:style-name="ce4">
            <text:p>Ebé-Ebé</text:p>
          </table:table-cell>
          <table:table-cell office:value-type="string" office:string-value="&quot;ébé-ébé&quot;," table:formula="of:=&quot;&quot;&quot;&quot;&amp;[.A3]&amp;&quot;&quot;&quot;&quot;&amp;&quot;,&quot;" table:style-name="ce5">
            <text:p>"ébé-ébé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ébé-Ébé</text:p>
          </table:table-cell>
          <table:table-cell office:value-type="string" table:style-name="ce4">
            <text:p>EBE-EBE</text:p>
          </table:table-cell>
          <table:table-cell office:value-type="string" table:style-name="ce4">
            <text:p>Ebé-Ebé</text:p>
          </table:table-cell>
          <table:table-cell office:value-type="string" office:string-value="&quot;ébé-Ébé&quot;," table:formula="of:=&quot;&quot;&quot;&quot;&amp;[.A4]&amp;&quot;&quot;&quot;&quot;&amp;&quot;,&quot;" table:style-name="ce5">
            <text:p>"ébé-Ébé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éÉé-Ébé</text:p>
          </table:table-cell>
          <table:table-cell office:value-type="string" table:style-name="ce4">
            <text:p>EEE-EBE</text:p>
          </table:table-cell>
          <table:table-cell office:value-type="string" table:style-name="ce4">
            <text:p>Eéé-Ebé</text:p>
          </table:table-cell>
          <table:table-cell office:value-type="string" office:string-value="&quot;éÉé-Ébé&quot;," table:formula="of:=&quot;&quot;&quot;&quot;&amp;[.A5]&amp;&quot;&quot;&quot;&quot;&amp;&quot;,&quot;" table:style-name="ce5">
            <text:p>"éÉé-Ébé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'éÉ'é-É'bé'</text:p>
          </table:table-cell>
          <table:table-cell office:value-type="string" table:style-name="ce4">
            <text:p>'EE'E-E'BE'</text:p>
          </table:table-cell>
          <table:table-cell office:value-type="string" table:style-name="ce4">
            <text:p>'Eé'E-E'Bé'</text:p>
          </table:table-cell>
          <table:table-cell office:value-type="string" office:string-value="&quot;'éÉ'é-É'bé'&quot;," table:formula="of:=&quot;&quot;&quot;&quot;&amp;[.A6]&amp;&quot;&quot;&quot;&quot;&amp;&quot;,&quot;" table:style-name="ce5">
            <text:p>"'éÉ'é-É'bé'",</text:p>
          </table:table-cell>
          <table:table-cell table:number-columns-repeated="16380" table:style-name="ce5"/>
        </table:table-row>
        <table:table-row table:style-name="ro3">
          <table:table-cell office:value-type="string" table:style-name="ce4">
            <text:p>'é<text:span text:style-name="T2">æ</text:span>é-É'bé'</text:p>
          </table:table-cell>
          <table:table-cell office:value-type="string" table:style-name="ce4">
            <text:p>'EAEE-E'BE'</text:p>
          </table:table-cell>
          <table:table-cell office:value-type="string" table:style-name="ce4">
            <text:p>'Eaeé-E'Bé'</text:p>
          </table:table-cell>
          <table:table-cell office:value-type="string" office:string-value="&quot;'éæé-É'bé'&quot;," table:formula="of:=&quot;&quot;&quot;&quot;&amp;[.A7]&amp;&quot;&quot;&quot;&quot;&amp;&quot;,&quot;" table:style-name="ce5">
            <text:p>"'éæé-É'bé'",</text:p>
          </table:table-cell>
          <table:table-cell table:number-columns-repeated="16380" table:style-name="ce5"/>
        </table:table-row>
        <table:table-row table:style-name="ro3">
          <table:table-cell office:value-type="string" table:style-name="ce4">
            <text:p>'é<text:span text:style-name="T2">æ</text:span>é-É'<text:span text:style-name="T2">Ŭ</text:span>é'</text:p>
          </table:table-cell>
          <table:table-cell office:value-type="string" table:style-name="ce4">
            <text:p>'EAEE-E'UE'</text:p>
            <text:p>Ou interdit</text:p>
          </table:table-cell>
          <table:table-cell office:value-type="string" table:style-name="ce4">
            <text:p>'Eaeé-E'Ué'</text:p>
            <text:p>Ou interdit</text:p>
          </table:table-cell>
          <table:table-cell office:value-type="string" office:string-value="&quot;'éæé-É'Ŭé'&quot;," table:formula="of:=&quot;&quot;&quot;&quot;&amp;[.A8]&amp;&quot;&quot;&quot;&quot;&amp;&quot;,&quot;" table:style-name="ce5">
            <text:p>"'éæé-É'Ŭé'",</text:p>
          </table:table-cell>
          <table:table-cell table:number-columns-repeated="16380" table:style-name="ce5"/>
        </table:table-row>
        <table:table-row table:style-name="ro3">
          <table:table-cell office:value-type="string" table:style-name="ce4">
            <text:p>'é <text:span text:style-name="T2">!</text:span>é-É'<text:span text:style-name="T2">Ŭ</text:span>é'</text:p>
          </table:table-cell>
          <table:table-cell office:value-type="string" table:style-name="ce4">
            <text:p>interdit</text:p>
          </table:table-cell>
          <table:table-cell office:value-type="string" table:style-name="ce4">
            <text:p>interdit</text:p>
          </table:table-cell>
          <table:table-cell office:value-type="string" office:string-value="&quot;'é !é-É'Ŭé'&quot;," table:formula="of:=&quot;&quot;&quot;&quot;&amp;[.A9]&amp;&quot;&quot;&quot;&quot;&amp;&quot;,&quot;" table:style-name="ce5">
            <text:p>"'é !é-É'Ŭé'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éé’’éé--uù <text:s/>gg</text:p>
          </table:table-cell>
          <table:table-cell office:value-type="string" table:style-name="ce7">
            <text:p>EE' ’EE--UU GG</text:p>
          </table:table-cell>
          <table:table-cell office:value-type="string" table:style-name="ce4">
            <text:p>interdit</text:p>
          </table:table-cell>
          <table:table-cell office:value-type="string" office:string-value="&quot;éé’’éé--uù  gg&quot;," table:formula="of:=&quot;&quot;&quot;&quot;&amp;[.A10]&amp;&quot;&quot;&quot;&quot;&amp;&quot;,&quot;" table:style-name="ce5">
            <text:p>"éé’’éé--uù <text:s/>gg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Éééé--gg--gg</text:p>
          </table:table-cell>
          <table:table-cell office:value-type="string" table:style-name="ce4">
            <text:p><text:s/>interdit</text:p>
          </table:table-cell>
          <table:table-cell office:value-type="string" table:style-name="ce4">
            <text:p>interdit</text:p>
          </table:table-cell>
          <table:table-cell office:value-type="string" office:string-value="&quot;Éééé--gg--gg&quot;," table:formula="of:=&quot;&quot;&quot;&quot;&amp;[.A11]&amp;&quot;&quot;&quot;&quot;&amp;&quot;,&quot;" table:style-name="ce5">
            <text:p>"Éééé--gg--gg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DE LA TR€UC</text:p>
          </table:table-cell>
          <table:table-cell office:value-type="string" table:style-name="ce9">
            <text:p>interdit</text:p>
          </table:table-cell>
          <table:table-cell office:value-type="string" table:style-name="ce4">
            <text:p>interdit</text:p>
          </table:table-cell>
          <table:table-cell office:value-type="string" office:string-value="&quot;DE LA TR€UC&quot;," table:formula="of:=&quot;&quot;&quot;&quot;&amp;[.A12]&amp;&quot;&quot;&quot;&quot;&amp;&quot;,&quot;" table:style-name="ce5">
            <text:p>"DE LA TR€UC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DE LA TRUC</text:p>
          </table:table-cell>
          <table:table-cell office:value-type="string" table:style-name="ce4">
            <text:p>DE LA TRUC</text:p>
          </table:table-cell>
          <table:table-cell office:value-type="string" table:style-name="ce4">
            <text:p>De La Truc</text:p>
          </table:table-cell>
          <table:table-cell office:value-type="string" office:string-value="&quot;DE LA TRUC&quot;," table:formula="of:=&quot;&quot;&quot;&quot;&amp;[.A13]&amp;&quot;&quot;&quot;&quot;&amp;&quot;,&quot;" table:style-name="ce5">
            <text:p>"DE LA TRUC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ééééééééééééééééééééééééééééééééééééééééééééééé</text:p>
          </table:table-cell>
          <table:table-cell office:value-type="string" table:style-name="ce4">
            <text:p>interdit</text:p>
          </table:table-cell>
          <table:table-cell office:value-type="string" table:style-name="ce4">
            <text:p>interdit</text:p>
          </table:table-cell>
          <table:table-cell office:value-type="string" office:string-value="&quot;ééééééééééééééééééééééééééééééééééééééééééééééé&quot;," table:formula="of:=&quot;&quot;&quot;&quot;&amp;[.A14]&amp;&quot;&quot;&quot;&quot;&amp;&quot;,&quot;" table:style-name="ce5">
            <text:p>"ééééééééééééééééééééééééééééééééééééééééééééééé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ùùùùùùùùùùùùùùùùùùùù</text:p>
          </table:table-cell>
          <table:table-cell office:value-type="string" table:style-name="ce4">
            <text:p>UUUUUUUUUUUUUUUUUUUU</text:p>
          </table:table-cell>
          <table:table-cell office:value-type="string" table:style-name="ce4">
            <text:p>Uùùùùùùùùùùùùùùùùùùù</text:p>
          </table:table-cell>
          <table:table-cell office:value-type="string" office:string-value="&quot;ùùùùùùùùùùùùùùùùùùùù&quot;," table:formula="of:=&quot;&quot;&quot;&quot;&amp;[.A15]&amp;&quot;&quot;&quot;&quot;&amp;&quot;,&quot;" table:style-name="ce5">
            <text:p>"ùùùùùùùùùùùùùùùùùùùù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-péron-de - la <text:s text:c="2"/>branche-</text:p>
          </table:table-cell>
          <table:table-cell office:value-type="string" table:style-name="ce4">
            <text:p>PERON-DE-LA BRANCHE</text:p>
            <text:p>Ou interdit</text:p>
          </table:table-cell>
          <table:table-cell office:value-type="string" table:style-name="ce4">
            <text:p>Péron-De-La Branche</text:p>
            <text:p>Ou interdit</text:p>
          </table:table-cell>
          <table:table-cell office:value-type="string" office:string-value="&quot;-péron-de - la   branche-&quot;," table:formula="of:=&quot;&quot;&quot;&quot;&amp;[.A16]&amp;&quot;&quot;&quot;&quot;&amp;&quot;,&quot;" table:style-name="ce5">
            <text:p>"-péron-de - la <text:s text:c="2"/>branche-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pied-de-biche</text:p>
          </table:table-cell>
          <table:table-cell office:value-type="string" table:style-name="ce4">
            <text:p>PIED-DE-BICHE</text:p>
          </table:table-cell>
          <table:table-cell office:value-type="string" table:style-name="ce4">
            <text:p>Pied-De-Biche</text:p>
          </table:table-cell>
          <table:table-cell office:value-type="string" office:string-value="&quot;pied-de-biche&quot;," table:formula="of:=&quot;&quot;&quot;&quot;&amp;[.A17]&amp;&quot;&quot;&quot;&quot;&amp;&quot;,&quot;" table:style-name="ce5">
            <text:p>"pied-de-biche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Ferdinand--SaintMalo ALAnage</text:p>
          </table:table-cell>
          <table:table-cell office:value-type="string" table:style-name="ce4">
            <text:p>FERDINAND--SAINTMALO ALANAGE</text:p>
          </table:table-cell>
          <table:table-cell office:value-type="string" table:style-name="ce4">
            <text:p>interdit</text:p>
          </table:table-cell>
          <table:table-cell office:value-type="string" office:string-value="&quot;Ferdinand--SaintMalo ALAnage&quot;," table:formula="of:=&quot;&quot;&quot;&quot;&amp;[.A18]&amp;&quot;&quot;&quot;&quot;&amp;&quot;,&quot;" table:style-name="ce5">
            <text:p>"Ferdinand--SaintMalo ALAnage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Ferdinand--SaintMalo-ALAnage</text:p>
          </table:table-cell>
          <table:table-cell office:value-type="string" table:style-name="ce4">
            <text:p>FERDINAND--SAINTMALO-ALANAGE</text:p>
          </table:table-cell>
          <table:table-cell office:value-type="string" table:style-name="ce4">
            <text:p>interdit</text:p>
          </table:table-cell>
          <table:table-cell office:value-type="string" office:string-value="&quot;Ferdinand--SaintMalo-ALAnage&quot;," table:formula="of:=&quot;&quot;&quot;&quot;&amp;[.A19]&amp;&quot;&quot;&quot;&quot;&amp;&quot;,&quot;" table:style-name="ce5">
            <text:p>"Ferdinand--SaintMalo-ALAnage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aa--bb--cc</text:p>
          </table:table-cell>
          <table:table-cell office:value-type="string" table:style-name="ce4">
            <text:p>interdit</text:p>
          </table:table-cell>
          <table:table-cell office:value-type="string" table:style-name="ce4">
            <text:p>interdit</text:p>
          </table:table-cell>
          <table:table-cell office:value-type="string" office:string-value="&quot;aa--bb--cc&quot;," table:formula="of:=&quot;&quot;&quot;&quot;&amp;[.A20]&amp;&quot;&quot;&quot;&quot;&amp;&quot;,&quot;" table:style-name="ce5">
            <text:p>"aa--bb--cc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A' ' b</text:p>
          </table:table-cell>
          <table:table-cell office:value-type="string" table:style-name="ce9">
            <text:p>A' 'B</text:p>
          </table:table-cell>
          <table:table-cell office:value-type="string" table:style-name="ce4">
            <text:p>A' 'B</text:p>
          </table:table-cell>
          <table:table-cell office:value-type="string" office:string-value="&quot;A' ' b&quot;," table:formula="of:=&quot;&quot;&quot;&quot;&amp;[.A21]&amp;&quot;&quot;&quot;&quot;&amp;&quot;,&quot;" table:style-name="ce5">
            <text:p>"A' ' b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A'</text:p>
          </table:table-cell>
          <table:table-cell office:value-type="string" table:style-name="ce4">
            <text:p>A'</text:p>
          </table:table-cell>
          <table:table-cell office:value-type="string" table:style-name="ce4">
            <text:p>A'</text:p>
          </table:table-cell>
          <table:table-cell office:value-type="string" office:string-value="&quot;A'&quot;," table:formula="of:=&quot;&quot;&quot;&quot;&amp;[.A22]&amp;&quot;&quot;&quot;&quot;&amp;&quot;,&quot;" table:style-name="ce5">
            <text:p>"A'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'</text:p>
          </table:table-cell>
          <table:table-cell office:value-type="string" table:style-name="ce4">
            <text:p>interdit</text:p>
          </table:table-cell>
          <table:table-cell office:value-type="string" table:style-name="ce4">
            <text:p>interdit</text:p>
          </table:table-cell>
          <table:table-cell office:value-type="string" office:string-value="&quot;'&quot;," table:formula="of:=&quot;&quot;&quot;&quot;&amp;[.A23]&amp;&quot;&quot;&quot;&quot;&amp;&quot;,&quot;" table:style-name="ce5">
            <text:p>"'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office:string-value="&quot;x&quot;," table:formula="of:=&quot;&quot;&quot;&quot;&amp;[.A24]&amp;&quot;&quot;&quot;&quot;&amp;&quot;,&quot;" table:style-name="ce5">
            <text:p>"x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A '' b</text:p>
          </table:table-cell>
          <table:table-cell office:value-type="string" table:style-name="ce4">
            <text:p>A' 'B ou interdit</text:p>
          </table:table-cell>
          <table:table-cell office:value-type="string" table:style-name="ce4">
            <text:p>A' 'B ou interdit</text:p>
          </table:table-cell>
          <table:table-cell office:value-type="string" office:string-value="&quot;A '' b&quot;," table:formula="of:=&quot;&quot;&quot;&quot;&amp;[.A25]&amp;&quot;&quot;&quot;&quot;&amp;&quot;,&quot;" table:style-name="ce5">
            <text:p>"A '' b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bénard <text:s text:c="4"/>ébert</text:p>
          </table:table-cell>
          <table:table-cell office:value-type="string" table:style-name="ce4">
            <text:p>BENARD EBERT</text:p>
          </table:table-cell>
          <table:table-cell office:value-type="string" table:style-name="ce4">
            <text:p>Bénard Ebert</text:p>
          </table:table-cell>
          <table:table-cell office:value-type="string" office:string-value="&quot;bénard     ébert&quot;," table:formula="of:=&quot;&quot;&quot;&quot;&amp;[.A26]&amp;&quot;&quot;&quot;&quot;&amp;&quot;,&quot;" table:style-name="ce5">
            <text:p>"bénard <text:s text:c="4"/>ébert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ÆøœŒøñ</text:p>
          </table:table-cell>
          <table:table-cell office:value-type="string" table:style-name="ce4">
            <text:p>AEOOEOEON ou intedit</text:p>
          </table:table-cell>
          <table:table-cell office:value-type="string" table:style-name="ce4">
            <text:p>Aeooeoeon <text:s/>ou intedit</text:p>
          </table:table-cell>
          <table:table-cell office:value-type="string" office:string-value="&quot;ÆøœŒøñ&quot;," table:formula="of:=&quot;&quot;&quot;&quot;&amp;[.A27]&amp;&quot;&quot;&quot;&quot;&amp;&quot;,&quot;" table:style-name="ce5">
            <text:p>"ÆøœŒøñ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\a</text:p>
          </table:table-cell>
          <table:table-cell office:value-type="string" table:style-name="ce4">
            <text:p>interdit</text:p>
          </table:table-cell>
          <table:table-cell office:value-type="string" table:style-name="ce4">
            <text:p>interdit</text:p>
          </table:table-cell>
          <table:table-cell office:value-type="string" office:string-value="&quot;\a&quot;," table:formula="of:=&quot;&quot;&quot;&quot;&amp;[.A28]&amp;&quot;&quot;&quot;&quot;&amp;&quot;,&quot;" table:style-name="ce5">
            <text:p>"\a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\\a</text:p>
          </table:table-cell>
          <table:table-cell office:value-type="string" table:style-name="ce4">
            <text:p>interdit</text:p>
          </table:table-cell>
          <table:table-cell office:value-type="string" table:style-name="ce4">
            <text:p>interdit</text:p>
          </table:table-cell>
          <table:table-cell office:value-type="string" office:string-value="&quot;\\a&quot;," table:formula="of:=&quot;&quot;&quot;&quot;&amp;[.A29]&amp;&quot;&quot;&quot;&quot;&amp;&quot;,&quot;" table:style-name="ce5">
            <text:p>"\\a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b\\a</text:p>
          </table:table-cell>
          <table:table-cell office:value-type="string" table:style-name="ce4">
            <text:p>interdit</text:p>
          </table:table-cell>
          <table:table-cell office:value-type="string" table:style-name="ce4">
            <text:p>interdit</text:p>
          </table:table-cell>
          <table:table-cell office:value-type="string" office:string-value="&quot;b\\a&quot;," table:formula="of:=&quot;&quot;&quot;&quot;&amp;[.A30]&amp;&quot;&quot;&quot;&quot;&amp;&quot;,&quot;" table:style-name="ce5">
            <text:p>"b\\a",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">
            <text:p>b\a</text:p>
          </table:table-cell>
          <table:table-cell office:value-type="string" table:style-name="ce4">
            <text:p>interdit</text:p>
          </table:table-cell>
          <table:table-cell office:value-type="string" table:style-name="ce4">
            <text:p>interdit</text:p>
          </table:table-cell>
          <table:table-cell office:value-type="string" office:string-value="&quot;b\a&quot;," table:formula="of:=&quot;&quot;&quot;&quot;&amp;[.A31]&amp;&quot;&quot;&quot;&quot;&amp;&quot;,&quot;" table:style-name="ce5">
            <text:p>"b\a",</text:p>
          </table:table-cell>
          <table:table-cell table:number-columns-repeated="16380" table:style-name="ce5"/>
        </table:table-row>
        <table:table-row table:style-name="ro1">
          <table:table-cell office:value-type="string" table:style-name="ce6">
            <text:p>Æ'- 'nO</text:p>
          </table:table-cell>
          <table:table-cell office:value-type="string" table:style-name="ce8">
            <text:p>AE'- 'NO</text:p>
          </table:table-cell>
          <table:table-cell office:value-type="string" table:style-name="ce6">
            <text:p>Ae'-'No</text:p>
          </table:table-cell>
          <table:table-cell office:value-type="string" office:string-value="&quot;Æ'- 'nO&quot;," table:formula="of:=&quot;&quot;&quot;&quot;&amp;[.A32]&amp;&quot;&quot;&quot;&quot;&amp;&quot;,&quot;" table:style-name="ce5">
            <text:p>"Æ'- 'nO",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çççç ççç ÇÇÇÇ ÇÇÇ</text:p>
          </table:table-cell>
          <table:table-cell office:value-type="string" table:style-name="ce6">
            <text:p>CCCC CCC CCCC CCC</text:p>
          </table:table-cell>
          <table:table-cell office:value-type="string" table:style-name="ce6">
            <text:p>'<text:span text:style-name="T3">'"""</text:span></text:p>
          </table:table-cell>
          <table:table-cell office:value-type="string" office:string-value="&quot;çççç ççç ÇÇÇÇ ÇÇÇ&quot;," table:formula="of:=&quot;&quot;&quot;&quot;&amp;[.A33]&amp;&quot;&quot;&quot;&quot;&amp;&quot;,&quot;" table:style-name="ce5">
            <text:p>"çççç ççç ÇÇÇÇ ÇÇÇ",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àâäéèêëïîôöùûüÿç</text:p>
          </table:table-cell>
          <table:table-cell office:value-type="string" table:style-name="ce6">
            <text:p>AAAEEEEIIOOUUUYC</text:p>
          </table:table-cell>
          <table:table-cell office:value-type="string" table:style-name="ce6">
            <text:p>Aâäéèêëïîôöùûüÿç</text:p>
          </table:table-cell>
          <table:table-cell office:value-type="string" office:string-value="&quot;àâäéèêëïîôöùûüÿç&quot;," table:formula="of:=&quot;&quot;&quot;&quot;&amp;[.A34]&amp;&quot;&quot;&quot;&quot;&amp;&quot;,&quot;" table:style-name="ce5">
            <text:p>"àâäéèêëïîôöùûüÿç",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ÀÂÄÉÈÊËÏÎÔÖÙÛÜŸÇ</text:p>
          </table:table-cell>
          <table:table-cell office:value-type="string" table:style-name="ce6">
            <text:p>AAAEEEEIIOOUUUYC</text:p>
          </table:table-cell>
          <table:table-cell office:value-type="string" table:style-name="ce6">
            <text:p>Aâäéèêëïîôöùûüÿç</text:p>
          </table:table-cell>
          <table:table-cell office:value-type="string" office:string-value="&quot;ÀÂÄÉÈÊËÏÎÔÖÙÛÜŸÇ&quot;," table:formula="of:=&quot;&quot;&quot;&quot;&amp;[.A35]&amp;&quot;&quot;&quot;&quot;&amp;&quot;,&quot;" table:style-name="ce5">
            <text:p>"ÀÂÄÉÈÊËÏÎÔÖÙÛÜŸÇ",</text:p>
          </table:table-cell>
          <table:table-cell table:number-columns-repeated="16380"/>
        </table:table-row>
        <table:table-row table:style-name="ro1">
          <table:table-cell table:number-columns-repeated="3" table:style-name="ce6"/>
          <table:table-cell table:number-columns-repeated="1021" table:style-name="ce3"/>
          <table:table-cell table:number-columns-repeated="15360"/>
        </table:table-row>
        <table:table-row table:number-rows-repeated="104854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Nathan</dc:creator>
    <meta:creation-date>2015-09-21T10:53:05Z</meta:creation-date>
    <dc:date>2019-10-04T15:00:51Z</dc:date>
    <meta:editing-cycles>39</meta:editing-cycles>
    <meta:editing-duration>PT27447S</meta:editing-duration>
  </office:meta>
</office:document-meta>
</file>